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fset(h) 00 01 02 03 04 05 06 07 08 09 0A 0B 0C 0D 0E 0F</text:p>
      <text:p text:style-name="P1"/>
      <text:p text:style-name="P1">00000000 <text:s/>4D 54 68 64 00 00 00 06 00 00 00 01 01 E0 4D 54 <text:s/>MThd.........аMT</text:p>
      <text:p text:style-name="P1">00000010 <text:s/>72 6B 00 00 17 E3 00 FF 58 04 04 02 18 08 00 FF <text:s/>rk...г.яX......я</text:p>
      <text:p text:style-name="P1">00000020 <text:s/>51 03 08 CD 9B 00 FF 06 04 53 46 46 31 00 FF 03 <text:s/>Q..Н›.я..SFF1.я.</text:p>
      <text:p text:style-name="P1">00000030 <text:s/>0B 38 42 65 61 74 50 6F 70 20 20 20 00 FF 06 04 <text:s/>.8BeatPop <text:s text:c="2"/>.я..</text:p>
      <text:p text:style-name="P1">00000040 <text:s/>53 49 6E 74 00 F0 05 7E 7F 09 01 F7 37 F0 09 43 <text:s/>SInt.р.~...ч7р.C</text:p>
      <text:p text:style-name="P1">00000050 <text:s/>10 4C 02 01 00 01 09 F7 39 F0 08 43 10 4C 30 2E <text:s/>.L.....ч9р.C.L0.</text:p>
      <text:p text:style-name="P1">00000060 <text:s/>05 35 F7 02 F0 08 43 10 4C 30 23 05 29 F7 02 F0 <text:s/>.5ч.р.C.L0#.)ч.р</text:p>
      <text:p text:style-name="P1">00000070 <text:s/>08 43 10 4C 30 2A 05 35 F7 03 F0 08 43 10 4C 30 <text:s/>.C.L0*.5ч.р.C.L0</text:p>
      <text:p text:style-name="P1">00000080 <text:s/>2C 05 35 F7 51 B5 0A 18 03 B1 0A 27 03 B4 0A 4F <text:s/>,.5чQµ...±.'.ґ.O</text:p>
      <text:p text:style-name="P1">00000090 <text:s/>02 B1 5D 14 03 B4 5D 1E 02 B3 5D 29 03 B5 5D 19 <text:s/>.±]..ґ]..і]).µ].</text:p>
      <text:p text:style-name="P1">000000A0 <text:s/>02 B2 5D 29 03 B1 5B 1D 02 B4 5B 23 03 B3 5B 1E <text:s/>.І]).±[..ґ[#.і[.</text:p>
      <text:p text:style-name="P1">000000B0 <text:s/>02 B5 5B 18 03 BB 5B 54 02 B9 5B 22 02 B8 5B 22 <text:s/>.µ[..»[T.№[".ё["</text:p>
      <text:p text:style-name="P1">000000C0 <text:s/>03 BA 5B 01 02 B2 5B 1E 02 B4 4A 54 02 B3 4A 4F <text:s/>.є[..І[..ґJT.іJO</text:p>
      <text:p text:style-name="P1">000000D0 <text:s/>02 B5 4A 54 01 BB 4A 4F 02 B2 4A 4F 81 19 B1 07 <text:s/>.µJT.»JO.ІJOЃ.±.</text:p>
      <text:p text:style-name="P1">000000E0 <text:s/>5A 03 B2 07 5A 03 B3 07 5A 03 B4 07 52 02 B5 07 <text:s/>Z.І.Z.і.Z.ґ.R.µ.</text:p>
      <text:p text:style-name="P1">000000F0 <text:s/>50 04 B8 07 4D 06 BA 07 50 03 BB 07 4E 36 B8 00 <text:s/>P.ё.M.є.P.».N6ё.</text:p>
      <text:p text:style-name="P1">00000100 <text:s/>7F 01 B8 20 00 83 5F C8 00 00 C9 00 00 CA 21 00 <text:s/>..ё .ѓ_И..Й..К!.</text:p>
      <text:p text:style-name="P1">00000110 <text:s/>CC 30 00 CB 33 00 C4 19 00 C5 1B 00 C3 04 00 C2 <text:s/>М0.Л3.Д..Е..Г..В</text:p>
      <text:p text:style-name="P1">00000120 <text:s/>04 00 C1 04 87 40 FF 06 06 4D 61 69 6E 20 41 01 <text:s/>..Б.‡@я..Main A.</text:p>
      <text:p text:style-name="P1">00000130 <text:s/>91 24 6F 00 99 23 48 00 99 2A 47 00 9A 18 62 0E <text:s/>‘$o.™#H.™*G.љ.b.</text:p>
      <text:p text:style-name="P1">00000140 <text:s/>89 23 40 00 89 2A 40 01 93 38 4F 14 93 3D 4F 14 <text:s/>‰#@.‰*@.“8O.“=O.</text:p>
      <text:p text:style-name="P1">00000150 <text:s/>93 40 57 81 1F 81 24 40 1A 91 24 77 00 99 2A 3F <text:s/>“@WЃ.Ѓ$@.‘$w.™*?</text:p>
      <text:p text:style-name="P1">00000160 <text:s/>0E 89 2A 40 81 48 81 24 40 00 8A 18 40 15 95 3B <text:s/>.‰*@ЃHЃ$@.Љ.@.•;</text:p>
      <text:p text:style-name="P1">00000170 <text:s/>3D 00 95 40 47 00 95 43 3E 05 99 25 56 00 99 2A <text:s/>=.•@G.•C&gt;.™%V.™*</text:p>
      <text:p text:style-name="P1">00000180 <text:s/>3C 0E 89 25 40 00 89 2A 40 01 91 30 6C 00 92 39 <text:s/>&lt;.‰%@.‰*@.‘0l.’9</text:p>
      <text:p text:style-name="P1">00000190 <text:s/>4F 00 92 3C 57 54 85 43 2C 00 85 3B 27 0F 85 40 <text:s/>O.’&lt;WT…C,.…;'.…@</text:p>
      <text:p text:style-name="P1">000001A0 <text:s/>2E 73 82 39 40 00 82 3C 40 0B 99 23 3E 00 99 2A <text:s/>.s‚9@.‚&lt;@.™#&gt;.™*</text:p>
      <text:p text:style-name="P1">000001B0 <text:s/>41 00 9A 18 62 0E 89 23 40 00 89 2A 40 01 92 39 <text:s/>A.љ.b.‰#@.‰*@.’9</text:p>
      <text:p text:style-name="P1">000001C0 <text:s/>4F 00 92 40 57 4F 8A 18 40 81 12 9A 18 64 00 99 <text:s/>O.’@WOЉ.@Ѓ.љ.d.™</text:p>
      <text:p text:style-name="P1">000001D0 <text:s/>23 4A 00 99 2A 3E 0E 89 23 40 00 89 2A 40 81 57 <text:s/>#J.™*&gt;.‰#@.‰*@ЃW</text:p>
      <text:p text:style-name="P1">000001E0 <text:s/>82 39 40 0B 92 39 60 00 92 3C 60 00 99 2A 36 0E <text:s/>‚9@.’9`.’&lt;`.™*6.</text:p>
      <text:p text:style-name="P1">000001F0 <text:s/>89 2A 40 81 62 99 25 57 00 99 2A 39 0E 8A 18 40 <text:s/>‰*@Ѓb™%W.™*9.Љ.@</text:p>
      <text:p text:style-name="P1">00000200 <text:s/>00 89 25 40 00 89 2A 40 81 62 99 2A 36 0E 89 2A <text:s/>.‰%@.‰*@Ѓb™*6.‰*</text:p>
      <text:p text:style-name="P1">00000210 <text:s/>40 5F 82 40 40 28 83 40 40 41 82 3C 40 00 82 39 <text:s/>@_‚@@(ѓ@@A‚&lt;@.‚9</text:p>
      <text:p text:style-name="P1">00000220 <text:s/>40 0F 83 3D 40 00 81 30 40 00 83 38 40 0B 92 39 <text:s/>@.ѓ=@.Ѓ0@.ѓ8@.’9</text:p>
      <text:p text:style-name="P1">00000230 <text:s/>60 00 92 3C 5A 00 92 40 5A 00 93 38 60 00 93 3D <text:s/>`.’&lt;Z.’@Z.“8`.“=</text:p>
      <text:p text:style-name="P1">00000240 <text:s/>5A 00 93 40 5A 00 99 23 49 00 99 2A 3E 00 9A 18 <text:s/>Z.“@Z.™#I.™*&gt;.љ.</text:p>
      <text:p text:style-name="P1">00000250 <text:s/>69 0E 89 23 40 00 89 2A 40 81 62 99 2A 37 0E 89 <text:s/>i.‰#@.‰*@Ѓb™*7.‰</text:p>
      <text:p text:style-name="P1">00000260 <text:s/>2A 40 81 48 8A 18 40 15 95 3B 49 00 95 43 53 05 <text:s/>*@ЃHЉ.@.•;I.•CS.</text:p>
      <text:p text:style-name="P1">00000270 <text:s/>95 40 34 00 99 25 58 00 99 2A 3A 0E 89 25 40 00 <text:s/>•@4.™%X.™*:.‰%@.</text:p>
      <text:p text:style-name="P1">00000280 <text:s/>89 2A 40 55 85 3B 27 14 85 40 2E 00 85 43 2C 5F <text:s/>‰*@U…;'.…@..…C,_</text:p>
      <text:p text:style-name="P1">00000290 <text:s/>82 3C 40 00 83 40 40 00 83 3D 40 00 82 40 40 1A <text:s/>‚&lt;@.ѓ@@.ѓ=@.‚@@.</text:p>
      <text:p text:style-name="P1">000002A0 <text:s/>92 3C 60 00 92 40 65 00 93 3D 60 00 93 40 65 00 <text:s/>’&lt;`.’@e.“=`.“@e.</text:p>
      <text:p text:style-name="P1">000002B0 <text:s/>99 23 42 00 99 2A 3E 00 9A 18 64 0E 89 23 40 00 <text:s/>™#B.™*&gt;.љ.d.‰#@.</text:p>
      <text:p text:style-name="P1">000002C0 <text:s/>89 2A 40 3C 8A 18 40 81 26 9A 18 69 00 99 23 48 <text:s/>‰*@&lt;Љ.@Ѓ&amp;љ.i.™#H</text:p>
      <text:p text:style-name="P1">000002D0 <text:s/>00 99 2A 41 0E 89 23 40 00 89 2A 40 81 62 99 2A <text:s/>.™*A.‰#@.‰*@Ѓb™*</text:p>
      <text:p text:style-name="P1">000002E0 <text:s/>39 0E 89 2A 40 81 62 99 25 5B 00 99 2A 42 0E 8A <text:s/>9.‰*@Ѓb™%[.™*B.Љ</text:p>
      <text:p text:style-name="P1">000002F0 <text:s/>18 40 00 89 25 40 00 89 2A 40 81 62 99 2A 3E 0E <text:s/>.@.‰%@.‰*@Ѓb™*&gt;.</text:p>
      <text:p text:style-name="P1">00000300 <text:s/>89 2A 40 81 48 82 3C 40 00 83 40 40 00 83 3D 40 <text:s/>‰*@ЃH‚&lt;@.ѓ@@.ѓ=@</text:p>
      <text:p text:style-name="P1">00000310 <text:s/>00 82 40 40 00 83 38 40 00 82 39 40 19 FF 06 0A <text:s/>.‚@@.ѓ8@.‚9@.я..</text:p>
      <text:p text:style-name="P1">00000320 <text:s/>46 69 6C 6C 20 49 6E 20 41 41 01 92 39 57 00 92 <text:s/>Fill In AA.’9W.’</text:p>
      <text:p text:style-name="P1">00000330 <text:s/>3C 57 00 92 40 5B 00 99 23 48 00 99 2A 3E 00 9A <text:s/>&lt;W.’@[.™#H.™*&gt;.љ</text:p>
      <text:p text:style-name="P1">00000340 <text:s/>18 62 0E 89 23 40 00 89 2A 40 81 5D 95 40 25 00 <text:s/>.b.‰#@.‰*@Ѓ]•@%.</text:p>
      <text:p text:style-name="P1">00000350 <text:s/>95 43 22 05 95 3B 15 00 93 38 60 00 99 2A 37 0E <text:s/>•C".•;..“8`.™*7.</text:p>
      <text:p text:style-name="P1">00000360 <text:s/>89 2A 40 81 52 85 40 2E 00 85 43 2C 00 85 3B 29 <text:s/>‰*@ЃR…@..…C,.…;)</text:p>
      <text:p text:style-name="P1">00000370 <text:s/>06 95 43 3E 05 95 40 45 05 95 3B 35 00 99 25 58 <text:s/>.•C&gt;.•@E.•;5.™%X</text:p>
      <text:p text:style-name="P1">00000380 <text:s/>00 99 2A 3A 0E 89 25 40 00 89 2A 40 50 85 43 2C <text:s/>.™*:.‰%@.‰*@P…C,</text:p>
      <text:p text:style-name="P1">00000390 <text:s/>0A 85 3B 27 0F 85 40 2E 5F 8A 18 40 1A 93 3D 60 <text:s/>.…;'.…@._Љ.@.“=`</text:p>
      <text:p text:style-name="P1">000003A0 <text:s/>00 99 23 3E 00 99 2A 3E 00 9A 18 62 0E 89 23 40 <text:s/>.™#&gt;.™*&gt;.љ.b.‰#@</text:p>
      <text:p text:style-name="P1">000003B0 <text:s/>00 89 2A 40 50 8A 18 40 81 12 9A 18 64 00 99 23 <text:s/>.‰*@PЉ.@Ѓ.љ.d.™#</text:p>
      <text:p text:style-name="P1">000003C0 <text:s/>4A 00 99 2A 41 0E 89 23 40 00 89 2A 40 81 48 82 <text:s/>J.™*A.‰#@.‰*@ЃH‚</text:p>
      <text:p text:style-name="P1"><text:soft-page-break/>000003D0 <text:s/>39 40 00 82 3C 40 1A 92 39 59 00 92 3C 61 00 93 <text:s/>9@.‚&lt;@.’9Y.’&lt;a.“</text:p>
      <text:p text:style-name="P1">000003E0 <text:s/>40 65 00 99 2A 39 0E 89 2A 40 3C 82 39 40 00 82 <text:s/>@e.™*9.‰*@&lt;‚9@.‚</text:p>
      <text:p text:style-name="P1">000003F0 <text:s/>3C 40 81 07 8A 18 40 1F 92 39 5A 00 92 3C 5A 00 <text:s/>&lt;@Ѓ.Љ.@.’9Z.’&lt;Z.</text:p>
      <text:p text:style-name="P1">00000400 <text:s/>99 25 5F 00 99 2A 42 00 9A 18 69 0E 89 25 40 00 <text:s/>™%_.™*B.љ.i.‰%@.</text:p>
      <text:p text:style-name="P1">00000410 <text:s/>89 2A 40 81 62 99 2E 39 0E 89 2E 40 81 48 83 3D <text:s/>‰*@Ѓb™.9.‰.@ЃHѓ=</text:p>
      <text:p text:style-name="P1">00000420 <text:s/>40 00 83 40 40 00 82 3C 40 00 82 39 40 00 8A 18 <text:s/>@.ѓ@@.‚&lt;@.‚9@.Љ.</text:p>
      <text:p text:style-name="P1">00000430 <text:s/>40 00 83 38 40 00 82 40 40 19 FF 06 0A 46 69 6C <text:s/>@.ѓ8@.‚@@.я..Fil</text:p>
      <text:p text:style-name="P1">00000440 <text:s/>6C 20 49 6E 20 41 42 01 91 24 6F 00 93 38 4D 00 <text:s/>l In AB.‘$o.“8M.</text:p>
      <text:p text:style-name="P1">00000450 <text:s/>93 3D 4F 00 95 3B 49 00 95 43 53 00 99 23 49 00 <text:s/>“=O.•;I.•CS.™#I.</text:p>
      <text:p text:style-name="P1">00000460 <text:s/>99 2A 47 00 9A 18 69 05 95 40 34 09 89 23 40 00 <text:s/>™*G.љ.i.•@4.‰#@.</text:p>
      <text:p text:style-name="P1">00000470 <text:s/>89 2A 40 81 48 8A 18 40 00 81 24 40 1A 91 24 77 <text:s/>‰*@ЃHЉ.@.Ѓ$@.‘$w</text:p>
      <text:p text:style-name="P1">00000480 <text:s/>00 99 2E 39 0E 89 2E 40 81 48 81 24 40 1A 92 39 <text:s/>.™.9.‰.@ЃHЃ$@.’9</text:p>
      <text:p text:style-name="P1">00000490 <text:s/>62 00 92 3C 5C 00 92 40 61 00 99 25 62 00 99 2A <text:s/>b.’&lt;\.’@a.™%b.™*</text:p>
      <text:p text:style-name="P1">000004A0 <text:s/>3C 00 9A 18 69 0E 89 25 40 00 89 2A 40 81 62 93 <text:s/>&lt;.љ.i.‰%@.‰*@Ѓb“</text:p>
      <text:p text:style-name="P1">000004B0 <text:s/>40 57 00 99 23 42 00 99 2A 3C 0E 89 23 40 00 89 <text:s/>@W.™#B.™*&lt;.‰#@.‰</text:p>
      <text:p text:style-name="P1">000004C0 <text:s/>2A 40 81 48 8A 18 40 1A 99 23 48 00 99 2A 4E 0E <text:s/>*@ЃHЉ.@.™#H.™*N.</text:p>
      <text:p text:style-name="P1">000004D0 <text:s/>89 23 40 00 89 2A 40 14 85 3B 27 14 85 43 2C 05 <text:s/>‰#@.‰*@.…;'.…C,.</text:p>
      <text:p text:style-name="P1">000004E0 <text:s/>85 40 2E 81 1B 83 38 40 00 83 40 40 00 83 3D 40 <text:s/>…@.Ѓ.ѓ8@.ѓ@@.ѓ=@</text:p>
      <text:p text:style-name="P1">000004F0 <text:s/>10 95 40 3C 00 95 43 26 0A 99 2E 49 00 9A 18 64 <text:s/>.•@&lt;.•C&amp;.™.I.љ.d</text:p>
      <text:p text:style-name="P1">00000500 <text:s/>05 95 3B 3E 09 89 2E 40 01 93 38 51 05 93 3D 56 <text:s/>.•;&gt;.‰.@.“8Q.“=V</text:p>
      <text:p text:style-name="P1">00000510 <text:s/>05 93 40 49 04 85 43 2C 00 85 40 2E 0F 85 3B 29 <text:s/>.“@I.…C,.…@..…;)</text:p>
      <text:p text:style-name="P1">00000520 <text:s/>1E 8A 18 40 81 21 95 40 46 00 95 43 3A 05 95 3B <text:s/>.Љ.@Ѓ!•@F.•C:.•;</text:p>
      <text:p text:style-name="P1">00000530 <text:s/>38 00 9A 18 69 00 99 23 39 00 99 25 62 00 99 2A <text:s/>8.љ.i.™#9.™%b.™*</text:p>
      <text:p text:style-name="P1">00000540 <text:s/>3F 00 99 33 38 0E 89 23 40 00 89 25 40 00 89 2A <text:s/>?.™38.‰#@.‰%@.‰*</text:p>
      <text:p text:style-name="P1">00000550 <text:s/>40 00 89 33 40 01 99 35 41 0E 89 35 40 81 53 99 <text:s/>@.‰3@.™5A.‰5@ЃS™</text:p>
      <text:p text:style-name="P1">00000560 <text:s/>33 39 0E 89 33 40 81 3E 83 38 40 0A 8A 18 40 00 <text:s/>39.‰3@Ѓ&gt;ѓ8@.Љ.@.</text:p>
      <text:p text:style-name="P1">00000570 <text:s/>82 3C 40 00 83 3D 40 00 82 39 40 00 82 40 40 01 <text:s/>‚&lt;@.ѓ=@.‚9@.‚@@.</text:p>
      <text:p text:style-name="P1">00000580 <text:s/>99 35 41 04 83 40 40 0A 89 35 40 0A 85 3B 40 00 <text:s/>™5A.ѓ@@.‰5@.…;@.</text:p>
      <text:p text:style-name="P1">00000590 <text:s/>85 40 40 00 85 43 40 00 FF 06 06 4D 61 69 6E 20 <text:s/>…@@.…C@.я..Main </text:p>
      <text:p text:style-name="P1">000005A0 <text:s/>42 01 92 34 5A 00 92 37 60 00 92 3B 5A 00 99 23 <text:s/>B.’4Z.’7`.’;Z.™#</text:p>
      <text:p text:style-name="P1">000005B0 <text:s/>4A 00 99 2A 4D 00 9A 18 64 00 98 3F 45 00 98 45 <text:s/>J.™*M.љ.d..?E..E</text:p>
      <text:p text:style-name="P1">000005C0 <text:s/>3F 04 88 3F 40 00 88 45 40 01 9B 39 4F 00 9B 48 <text:s/>?.€?@.€E@.›9O.›H</text:p>
      <text:p text:style-name="P1">000005D0 <text:s/>27 09 89 2A 40 00 89 23 40 01 93 36 4F 28 93 3D <text:s/>'.‰*@.‰#@.“6O(“=</text:p>
      <text:p text:style-name="P1">000005E0 <text:s/>57 81 39 98 45 1E 00 99 2A 45 04 88 45 40 0A 89 <text:s/>WЃ9.E..™*E.€E@.‰</text:p>
      <text:p text:style-name="P1">000005F0 <text:s/>2A 40 81 48 8A 18 40 15 95 3B 3F 00 95 40 49 00 <text:s/>*@ЃHЉ.@.•;?.•@I.</text:p>
      <text:p text:style-name="P1">00000600 <text:s/>95 43 40 05 94 40 3D 00 99 25 5F 00 99 2A 42 00 <text:s/>•C@.”@=.™%_.™*B.</text:p>
      <text:p text:style-name="P1">00000610 <text:s/>98 3E 59 00 98 45 34 04 88 3E 40 00 88 45 40 01 <text:s/>.&gt;Y..E4.€&gt;@.€E@.</text:p>
      <text:p text:style-name="P1">00000620 <text:s/>94 39 4F 09 89 2A 40 00 89 25 40 15 93 39 4F 40 <text:s/>”9O.‰*@.‰%@.“9O@</text:p>
      <text:p text:style-name="P1">00000630 <text:s/>85 43 2C 00 85 3B 27 0A 85 40 2E 14 84 40 2F 14 <text:s/>…C,.…;'.…@..„@/.</text:p>
      <text:p text:style-name="P1">00000640 <text:s/>84 39 35 41 82 34 40 00 82 3B 40 1A 92 34 65 00 <text:s/>„95A‚4@.‚;@.’4e.</text:p>
      <text:p text:style-name="P1">00000650 <text:s/>92 3B 60 00 98 3F 45 00 98 45 20 00 99 23 40 00 <text:s/>’;`..?E..E .™#@.</text:p>
      <text:p text:style-name="P1">00000660 <text:s/>99 2A 47 00 9A 18 64 04 88 3F 40 00 88 45 40 0A <text:s/>™*G.љ.d.€?@.€E@.</text:p>
      <text:p text:style-name="P1">00000670 <text:s/>89 23 40 00 89 2A 40 50 8A 18 40 81 12 9A 18 66 <text:s/>‰#@.‰*@PЉ.@Ѓ.љ.f</text:p>
      <text:p text:style-name="P1">00000680 <text:s/>00 99 23 4C 00 99 2A 44 00 98 3F 45 00 98 45 36 <text:s/>.™#L.™*D..?E..E6</text:p>
      <text:p text:style-name="P1">00000690 <text:s/>04 88 3F 40 00 88 45 40 0A 89 2A 40 00 89 23 40 <text:s/>.€?@.€E@.‰*@.‰#@</text:p>
      <text:p text:style-name="P1">000006A0 <text:s/>81 62 98 3E 3E 00 98 45 15 00 99 2A 3C 04 88 3E <text:s/>Ѓb.&gt;&gt;..E..™*&lt;.€&gt;</text:p>
      <text:p text:style-name="P1">000006B0 <text:s/>40 00 88 45 40 0A 89 2A 40 73 83 36 40 6F 94 39 <text:s/>@.€E@.‰*@sѓ6@o”9</text:p>
      <text:p text:style-name="P1">000006C0 <text:s/>5B 00 99 25 5C 00 99 2A 3F 00 98 40 45 00 98 45 <text:s/>[.™%\.™*?..@E..E</text:p>
      <text:p text:style-name="P1">000006D0 <text:s/>31 04 88 40 40 00 88 45 40 01 94 3C 4D 00 94 40 <text:s/>1.€@@.€E@.”&lt;M.”@</text:p>
      <text:p text:style-name="P1">000006E0 <text:s/>4D 09 89 25 40 00 89 2A 40 00 8A 18 40 73 84 39 <text:s/>M.‰%@.‰*@.Љ.@s„9</text:p>
      <text:p text:style-name="P1">000006F0 <text:s/>3C 14 84 40 3A 00 84 3C 3A 5B 98 40 45 00 98 45 <text:s/>&lt;.„@:.„&lt;:[.@E..E</text:p>
      <text:p text:style-name="P1">00000700 <text:s/>15 00 99 2A 3C 04 88 40 40 00 88 45 40 0A 89 2A <text:s/>..™*&lt;.€@@.€E@.‰*</text:p>
      <text:p text:style-name="P1">00000710 <text:s/>40 81 07 83 3D 40 41 82 3B 40 00 82 34 40 05 8B <text:s/>@Ѓ.ѓ=@A‚;@.‚4@.‹</text:p>
      <text:p text:style-name="P1">00000720 <text:s/>39 38 00 8B 48 38 0A 83 39 40 0B 92 34 65 00 92 <text:s/>98.‹H8.ѓ9@.’4e.’</text:p>
      <text:p text:style-name="P1">00000730 <text:s/>3B 60 00 93 36 60 00 93 39 60 00 93 3D 65 00 99 <text:s/>;`.“6`.“9`.“=e.™</text:p>
      <text:p text:style-name="P1">00000740 <text:s/>23 4B 00 99 2A 44 00 9A 18 6B 00 98 3F 45 00 98 <text:s/>#K.™*D.љ.k..?E..</text:p>
      <text:p text:style-name="P1">00000750 <text:s/>45 36 04 88 3F 40 00 88 45 40 01 9B 39 4F 00 9B <text:s/>E6.€?@.€E@.›9O.›</text:p>
      <text:p text:style-name="P1">00000760 <text:s/>48 27 09 89 2A 40 00 89 23 40 81 62 98 45 16 00 <text:s/>H'.‰*@.‰#@Ѓb.E..</text:p>
      <text:p text:style-name="P1">00000770 <text:s/>99 2A 3D 04 88 45 40 0A 89 2A 40 81 48 8A 18 40 <text:s/>™*=.€E@.‰*@ЃHЉ.@</text:p>
      <text:p text:style-name="P1">00000780 <text:s/>00 82 37 40 15 95 3B 4B 00 95 43 55 05 95 40 36 <text:s/>.‚7@.•;K.•CU.•@6</text:p>
      <text:p text:style-name="P1">00000790 <text:s/>00 94 39 44 00 99 25 5F 00 99 2A 40 00 98 3E 58 <text:s/>.”9D.™%_.™*@..&gt;X</text:p>
      <text:p text:style-name="P1">000007A0 <text:s/>00 98 45 32 04 88 3E 40 00 88 45 40 01 94 40 39 <text:s/>..E2.€&gt;@.€E@.”@9</text:p>
      <text:p text:style-name="P1">000007B0 <text:s/>09 89 2A 40 00 89 25 40 01 92 37 60 54 85 3B 27 <text:s/>.‰*@.‰%@.’7`T…;'</text:p>
      <text:p text:style-name="P1"><text:soft-page-break/>000007C0 <text:s/>14 85 43 2C 00 85 40 2E 0F 84 40 2F 05 84 39 35 <text:s/>.…C,.…@..„@/.„95</text:p>
      <text:p text:style-name="P1">000007D0 <text:s/>65 98 3F 45 00 98 45 1D 00 99 23 44 00 99 2A 44 <text:s/>e.?E..E..™#D.™*D</text:p>
      <text:p text:style-name="P1">000007E0 <text:s/>00 9A 18 66 04 88 3F 40 00 88 45 40 0A 89 23 40 <text:s/>.љ.f.€?@.€E@.‰#@</text:p>
      <text:p text:style-name="P1">000007F0 <text:s/>00 89 2A 40 3C 8A 18 40 81 0C 83 3D 40 1A 93 3D <text:s/>.‰*@&lt;Љ.@Ѓ.ѓ=@.“=</text:p>
      <text:p text:style-name="P1">00000800 <text:s/>65 00 9A 18 6B 00 99 23 4A 00 99 2A 47 00 98 3F <text:s/>e.љ.k.™#J.™*G..?</text:p>
      <text:p text:style-name="P1">00000810 <text:s/>45 00 98 45 39 04 88 3F 40 00 88 45 40 0A 89 2A <text:s/>E..E9.€?@.€E@.‰*</text:p>
      <text:p text:style-name="P1">00000820 <text:s/>40 00 89 23 40 81 62 98 3E 3D 00 98 45 18 00 99 <text:s/>@.‰#@Ѓb.&gt;=..E..™</text:p>
      <text:p text:style-name="P1">00000830 <text:s/>2A 3F 04 88 3E 40 00 88 45 40 0A 89 2A 40 81 62 <text:s/>*?.€&gt;@.€E@.‰*@Ѓb</text:p>
      <text:p text:style-name="P1">00000840 <text:s/>94 39 54 00 94 3C 57 00 94 40 57 00 99 25 5F 00 <text:s/>”9T.”&lt;W.”@W.™%_.</text:p>
      <text:p text:style-name="P1">00000850 <text:s/>99 2A 48 00 98 40 36 00 98 45 3A 04 88 40 40 00 <text:s/>™*H..@6..E:.€@@.</text:p>
      <text:p text:style-name="P1">00000860 <text:s/>88 45 40 0A 89 2A 40 00 8A 18 40 00 89 25 40 73 <text:s/>€E@.‰*@.Љ.@.‰%@s</text:p>
      <text:p text:style-name="P1">00000870 <text:s/>84 39 3C 19 84 3C 3A 00 84 40 3A 3C 82 34 40 1A <text:s/>„9&lt;.„&lt;:.„@:&lt;‚4@.</text:p>
      <text:p text:style-name="P1">00000880 <text:s/>92 34 5A 00 98 40 2F 00 98 45 1D 00 99 2A 44 04 <text:s/>’4Z..@/..E..™*D.</text:p>
      <text:p text:style-name="P1">00000890 <text:s/>88 40 40 00 88 45 40 0A 89 2A 40 5F 82 37 40 69 <text:s/>€@@.€E@.‰*@_‚7@i</text:p>
      <text:p text:style-name="P1">000008A0 <text:s/>82 34 40 00 83 3D 40 00 82 3B 40 00 83 39 40 05 <text:s/>‚4@.ѓ=@.‚;@.ѓ9@.</text:p>
      <text:p text:style-name="P1">000008B0 <text:s/>83 36 40 00 8B 48 38 00 8B 39 38 14 FF 06 0A 46 <text:s/>ѓ6@.‹H8.‹98.я..F</text:p>
      <text:p text:style-name="P1">000008C0 <text:s/>69 6C 6C 20 49 6E 20 42 41 01 92 34 59 00 92 3B <text:s/>ill In BA.’4Y.’;</text:p>
      <text:p text:style-name="P1">000008D0 <text:s/>54 00 93 36 60 00 93 39 60 00 99 23 4B 00 99 2A <text:s/>T.“6`.“9`.™#K.™*</text:p>
      <text:p text:style-name="P1">000008E0 <text:s/>3D 00 9A 18 6B 00 98 3F 45 00 98 45 36 04 88 3F <text:s/>=.љ.k..?E..E6.€?</text:p>
      <text:p text:style-name="P1">000008F0 <text:s/>40 00 88 45 40 01 9B 39 4F 00 9B 48 1E 09 89 23 <text:s/>@.€E@.›9O.›H..‰#</text:p>
      <text:p text:style-name="P1">00000900 <text:s/>40 00 89 2A 40 01 92 37 57 81 47 83 39 40 05 83 <text:s/>@.‰*@.’7WЃGѓ9@.ѓ</text:p>
      <text:p text:style-name="P1">00000910 <text:s/>36 40 0A 82 37 40 0B 98 45 16 00 99 2A 35 04 88 <text:s/>6@.‚7@..E..™*5.€</text:p>
      <text:p text:style-name="P1">00000920 <text:s/>45 40 0A 89 2A 40 81 48 82 3B 40 00 8A 18 40 00 <text:s/>E@.‰*@ЃH‚;@.Љ.@.</text:p>
      <text:p text:style-name="P1">00000930 <text:s/>82 34 40 05 8B 39 38 00 8B 48 38 10 95 3B 4B 05 <text:s/>‚4@.‹98.‹H8.•;K.</text:p>
      <text:p text:style-name="P1">00000940 <text:s/>95 40 36 00 95 43 55 00 93 36 60 00 93 39 60 00 <text:s/>•@6.•CU.“6`.“9`.</text:p>
      <text:p text:style-name="P1">00000950 <text:s/>93 3D 65 00 94 39 51 00 92 34 65 00 92 3B 60 00 <text:s/>“=e.”9Q.’4e.’;`.</text:p>
      <text:p text:style-name="P1">00000960 <text:s/>98 3E 5B 00 98 45 32 04 88 3E 40 00 88 45 40 01 <text:s/>.&gt;[..E2.€&gt;@.€E@.</text:p>
      <text:p text:style-name="P1">00000970 <text:s/>9B 39 4D 00 9B 48 2D 0A 92 37 60 14 94 3C 46 05 <text:s/>›9M.›H-.’7`.”&lt;F.</text:p>
      <text:p text:style-name="P1">00000980 <text:s/>99 3B 46 05 99 2E 37 00 99 33 21 09 89 3B 40 05 <text:s/>™;F.™.7.™3!.‰;@.</text:p>
      <text:p text:style-name="P1">00000990 <text:s/>89 33 40 00 89 2E 40 28 85 3B 27 14 85 40 2E 05 <text:s/>‰3@.‰.@(…;'.…@..</text:p>
      <text:p text:style-name="P1">000009A0 <text:s/>85 43 2C 74 99 23 44 00 9A 18 66 00 98 3F 48 00 <text:s/>…C,t™#D.љ.f..?H.</text:p>
      <text:p text:style-name="P1">000009B0 <text:s/>98 45 1D 04 88 3F 40 00 88 45 40 0A 89 23 40 3C <text:s/>.E..€?@.€E@.‰#@&lt;</text:p>
      <text:p text:style-name="P1">000009C0 <text:s/>8A 18 40 81 11 8B 48 38 05 84 39 24 05 84 3C 22 <text:s/>Љ.@Ѓ.‹H8.„9$.„&lt;"</text:p>
      <text:p text:style-name="P1">000009D0 <text:s/>06 94 3C 3E 05 94 39 3D 00 94 40 38 00 98 3E 3B <text:s/>.”&lt;&gt;.”9=.”@8..&gt;;</text:p>
      <text:p text:style-name="P1">000009E0 <text:s/>00 98 45 3B 00 9A 18 5C 00 99 23 4A 04 88 3E 40 <text:s/>..E;.љ.\.™#J.€&gt;@</text:p>
      <text:p text:style-name="P1">000009F0 <text:s/>00 88 45 40 01 9B 48 4A 09 89 23 40 15 99 33 34 <text:s/>.€E@.›HJ.‰#@.™34</text:p>
      <text:p text:style-name="P1">00000A00 <text:s/>05 99 2E 41 04 89 33 40 01 99 3B 53 09 89 2E 40 <text:s/>.™.A.‰3@.™;S.‰.@</text:p>
      <text:p text:style-name="P1">00000A10 <text:s/>00 89 3B 40 2D 83 36 40 1F 98 3E 41 04 88 3E 40 <text:s/>.‰;@-ѓ6@..&gt;A.€&gt;@</text:p>
      <text:p text:style-name="P1">00000A20 <text:s/>41 8A 18 40 0F 82 3B 40 0F 84 3C 22 00 84 39 24 <text:s/>AЉ.@.‚;@.„&lt;".„9$</text:p>
      <text:p text:style-name="P1">00000A30 <text:s/>00 84 40 1E 06 94 39 3A 05 94 3C 44 00 93 36 62 <text:s/>.„@..”9:.”&lt;D.“6b</text:p>
      <text:p text:style-name="P1">00000A40 <text:s/>00 92 3B 60 00 98 3E 45 00 98 45 1D 00 9A 18 5A <text:s/>.’;`..&gt;E..E..љ.Z</text:p>
      <text:p text:style-name="P1">00000A50 <text:s/>04 88 3E 40 00 88 45 40 0B 94 40 46 05 95 40 3D <text:s/>.€&gt;@.€E@.”@F.•@=</text:p>
      <text:p text:style-name="P1">00000A60 <text:s/>00 95 43 46 81 29 84 40 1E 0A 8A 18 40 0F 82 34 <text:s/>.•CFЃ)„@..Љ.@.‚4</text:p>
      <text:p text:style-name="P1">00000A70 <text:s/>40 00 83 39 40 05 83 36 40 00 8B 48 38 00 8B 39 <text:s/>@.ѓ9@.ѓ6@.‹H8.‹9</text:p>
      <text:p text:style-name="P1">00000A80 <text:s/>38 0A 84 3C 26 00 84 39 23 00 82 37 40 06 94 39 <text:s/>8.„&lt;&amp;.„9#.‚7@.”9</text:p>
      <text:p text:style-name="P1">00000A90 <text:s/>41 05 94 3C 4A 00 93 36 65 00 93 39 66 00 92 34 <text:s/>A.”&lt;J.“6e.“9f.’4</text:p>
      <text:p text:style-name="P1">00000AA0 <text:s/>65 00 9A 18 65 00 99 23 4C 00 98 3F 39 00 98 45 <text:s/>e.љ.e.™#L..?9..E</text:p>
      <text:p text:style-name="P1">00000AB0 <text:s/>45 04 88 3F 40 00 88 45 40 01 9B 39 56 00 9B 48 <text:s/>E.€?@.€E@.›9V.›H</text:p>
      <text:p text:style-name="P1">00000AC0 <text:s/>4C 09 85 43 2C 00 89 23 40 00 85 40 2E 01 92 37 <text:s/>L.…C,.‰#@.…@..’7</text:p>
      <text:p text:style-name="P1">00000AD0 <text:s/>60 05 95 40 4D 00 95 43 50 05 95 3B 49 0F 99 3B <text:s/>`.•@M.•CP.•;I.™;</text:p>
      <text:p text:style-name="P1">00000AE0 <text:s/>62 05 99 2E 4F 00 99 33 2B 09 89 3B 40 00 89 33 <text:s/>b.™.O.™3+.‰;@.‰3</text:p>
      <text:p text:style-name="P1">00000AF0 <text:s/>40 05 89 2E 40 81 0C 8A 18 40 0F 83 39 40 00 83 <text:s/>@.‰.@Ѓ.Љ.@.ѓ9@.ѓ</text:p>
      <text:p text:style-name="P1">00000B00 <text:s/>3D 40 05 83 36 40 0A 84 39 2A 00 84 3C 28 06 94 <text:s/>=@.ѓ6@.„9*.„&lt;(.”</text:p>
      <text:p text:style-name="P1">00000B10 <text:s/>39 51 05 94 3C 56 00 93 36 6F 00 93 39 70 00 93 <text:s/>9Q.”&lt;V.“6o.“9p.“</text:p>
      <text:p text:style-name="P1">00000B20 <text:s/>3D 73 00 99 23 32 00 9A 18 6D 00 98 40 2F 00 98 <text:s/>=s.™#2.љ.m..@/..</text:p>
      <text:p text:style-name="P1">00000B30 <text:s/>45 26 04 88 40 40 00 88 45 40 05 85 3B 29 05 85 <text:s/>E&amp;.€@@.€E@.…;).…</text:p>
      <text:p text:style-name="P1">00000B40 <text:s/>43 2C 00 85 40 2E 00 89 23 40 01 94 40 46 05 95 <text:s/>C,.…@..‰#@.”@F.•</text:p>
      <text:p text:style-name="P1">00000B50 <text:s/>40 61 00 95 43 56 05 95 3B 65 14 99 2A 54 0E 89 <text:s/>@a.•CV.•;e.™*T.‰</text:p>
      <text:p text:style-name="P1">00000B60 <text:s/>2A 40 73 82 34 40 0F 82 37 40 00 84 40 1E 00 85 <text:s/>*@s‚4@.‚7@.„@..…</text:p>
      <text:p text:style-name="P1">00000B70 <text:s/>3B 29 05 82 3B 40 05 8A 18 40 0A 85 43 2C 00 85 <text:s/>;).‚;@.Љ.@.…C,.…</text:p>
      <text:p text:style-name="P1">00000B80 <text:s/>40 2E 05 83 39 40 00 83 3D 40 01 99 3B 62 04 83 <text:s/>@..ѓ9@.ѓ=@.™;b.ѓ</text:p>
      <text:p text:style-name="P1">00000B90 <text:s/>36 40 00 8B 48 38 00 8B 39 38 0A 89 3B 40 0A 84 <text:s/>6@.‹H8.‹98.‰;@.„</text:p>
      <text:p text:style-name="P1">00000BA0 <text:s/>39 40 00 84 3C 40 00 FF 06 0A 46 69 6C 6C 20 49 <text:s/>9@.„&lt;@.я..Fill I</text:p>
      <text:p text:style-name="P1"><text:soft-page-break/>00000BB0 <text:s/>6E 20 42 42 01 91 24 74 00 99 23 4A 00 99 2A 4D <text:s/>n BB.‘$t.™#J.™*M</text:p>
      <text:p text:style-name="P1">00000BC0 <text:s/>00 9A 18 64 00 98 3F 45 00 98 45 3F 04 88 3F 40 <text:s/>.љ.d..?E..E?.€?@</text:p>
      <text:p text:style-name="P1">00000BD0 <text:s/>00 88 45 40 01 9B 39 4F 00 9B 48 1E 09 89 23 40 <text:s/>.€E@.›9O.›H..‰#@</text:p>
      <text:p text:style-name="P1">00000BE0 <text:s/>00 89 2A 40 01 93 36 4F 00 93 3D 57 81 47 81 24 <text:s/>.‰*@.“6O.“=WЃGЃ$</text:p>
      <text:p text:style-name="P1">00000BF0 <text:s/>40 05 8B 48 38 15 91 24 7C 00 98 45 1E 00 99 2A <text:s/>@.‹H8.‘$|..E..™*</text:p>
      <text:p text:style-name="P1">00000C00 <text:s/>45 04 88 45 40 01 9B 45 29 09 89 2A 40 15 93 39 <text:s/>E.€E@.›E).‰*@.“9</text:p>
      <text:p text:style-name="P1">00000C10 <text:s/>4F 81 33 81 24 40 00 8A 18 40 15 95 3B 3F 00 95 <text:s/>OЃ3Ѓ$@.Љ.@.•;?.•</text:p>
      <text:p text:style-name="P1">00000C20 <text:s/>40 49 00 95 43 40 05 92 34 5A 00 92 37 60 00 92 <text:s/>@I.•C@.’4Z.’7`.’</text:p>
      <text:p text:style-name="P1">00000C30 <text:s/>3B 5A 00 99 25 5B 00 99 2A 4D 00 98 3E 59 00 98 <text:s/>;Z.™%[.™*M..&gt;Y..</text:p>
      <text:p text:style-name="P1">00000C40 <text:s/>45 34 04 88 3E 40 00 88 45 40 01 94 39 34 00 94 <text:s/>E4.€&gt;@.€E@.”94.”</text:p>
      <text:p text:style-name="P1">00000C50 <text:s/>3C 3F 09 89 2A 40 00 89 25 40 55 85 43 2C 00 85 <text:s/>&lt;?.‰*@.‰%@U…C,.…</text:p>
      <text:p text:style-name="P1">00000C60 <text:s/>3B 27 0A 85 40 2E 73 83 36 40 05 84 39 28 00 84 <text:s/>;'.…@.sѓ6@.„9(.„</text:p>
      <text:p text:style-name="P1">00000C70 <text:s/>3C 26 06 94 39 4D 05 94 3C 49 00 98 3F 45 00 98 <text:s/>&lt;&amp;.”9M.”&lt;I..?E..</text:p>
      <text:p text:style-name="P1">00000C80 <text:s/>45 20 00 99 23 40 00 99 2E 40 00 9A 18 64 04 88 <text:s/>E .™#@.™.@.љ.d.€</text:p>
      <text:p text:style-name="P1">00000C90 <text:s/>3F 40 00 88 45 40 0A 89 23 40 00 89 2E 40 01 94 <text:s/>?@.€E@.‰#@.‰.@.”</text:p>
      <text:p text:style-name="P1">00000CA0 <text:s/>40 3E 00 93 36 4F 4F 8A 18 40 81 12 9A 18 6B 00 <text:s/>@&gt;.“6OOЉ.@Ѓ.љ.k.</text:p>
      <text:p text:style-name="P1">00000CB0 <text:s/>99 23 4C 00 99 2A 4D 00 98 3F 45 00 98 45 36 04 <text:s/>™#L.™*M..?E..E6.</text:p>
      <text:p text:style-name="P1">00000CC0 <text:s/>88 3F 40 00 88 45 40 0A 89 23 40 00 89 2A 40 74 <text:s/>€?@.€E@.‰#@.‰*@t</text:p>
      <text:p text:style-name="P1">00000CD0 <text:s/>98 3E 38 04 88 3E 40 3C 84 3C 31 00 84 39 2D 14 <text:s/>.&gt;8.€&gt;@&lt;„&lt;1.„9-.</text:p>
      <text:p text:style-name="P1">00000CE0 <text:s/>82 34 40 00 82 3B 40 00 84 40 2E 1A 92 34 65 00 <text:s/>‚4@.‚;@.„@..’4e.</text:p>
      <text:p text:style-name="P1">00000CF0 <text:s/>92 3B 60 00 94 39 37 00 94 3C 32 00 94 40 40 00 <text:s/>’;`.”97.”&lt;2.”@@.</text:p>
      <text:p text:style-name="P1">00000D00 <text:s/>98 3E 3B 00 98 45 15 00 99 2A 45 00 99 33 36 04 <text:s/>.&gt;;..E..™*E.™36.</text:p>
      <text:p text:style-name="P1">00000D10 <text:s/>88 3E 40 00 88 45 40 0A 89 33 40 00 89 2A 40 81 <text:s/>€&gt;@.€E@.‰3@.‰*@Ѓ</text:p>
      <text:p text:style-name="P1">00000D20 <text:s/>57 84 39 2C 00 84 3C 30 00 84 40 2E 00 8A 18 40 <text:s/>W„9,.„&lt;0.„@..Љ.@</text:p>
      <text:p text:style-name="P1">00000D30 <text:s/>06 94 3C 30 00 95 40 4C 00 95 43 3B 05 95 3B 40 <text:s/>.”&lt;0.•@L.•C;.•;@</text:p>
      <text:p text:style-name="P1">00000D40 <text:s/>00 94 39 3F 00 99 25 5D 00 99 33 27 00 98 3E 48 <text:s/>.”9?.™%].™3'..&gt;H</text:p>
      <text:p text:style-name="P1">00000D50 <text:s/>00 98 45 31 04 88 3E 40 00 88 45 40 0A 89 25 40 <text:s/>..E1.€&gt;@.€E@.‰%@</text:p>
      <text:p text:style-name="P1">00000D60 <text:s/>00 89 33 40 01 99 3B 46 0E 89 3B 40 41 85 43 2C <text:s/>.‰3@.™;F.‰;@A…C,</text:p>
      <text:p text:style-name="P1">00000D70 <text:s/>05 85 3B 29 0F 85 40 2E 64 82 37 40 0F 84 3C 21 <text:s/>.…;).…@.d‚7@.„&lt;!</text:p>
      <text:p text:style-name="P1">00000D80 <text:s/>00 84 39 23 06 94 39 4A 00 94 3C 47 00 94 40 45 <text:s/>.„9#.”9J.”&lt;G.”@E</text:p>
      <text:p text:style-name="P1">00000D90 <text:s/>05 91 24 7C 00 99 2C 40 00 98 40 45 00 98 45 15 <text:s/>.‘$|.™,@..@E..E.</text:p>
      <text:p text:style-name="P1">00000DA0 <text:s/>04 88 40 40 00 88 45 40 0A 89 2C 40 5F 83 3D 40 <text:s/>.€@@.€E@.‰,@_ѓ=@</text:p>
      <text:p text:style-name="P1">00000DB0 <text:s/>69 82 3B 40 00 82 34 40 00 81 24 40 01 99 3B 2A <text:s/>i‚;@.‚4@.Ѓ$@.™;*</text:p>
      <text:p text:style-name="P1">00000DC0 <text:s/>04 8B 39 38 00 8B 45 38 0A 83 36 40 00 89 3B 40 <text:s/>.‹98.‹E8.ѓ6@.‰;@</text:p>
      <text:p text:style-name="P1">00000DD0 <text:s/>00 83 39 40 0A 84 39 40 00 84 3C 40 00 84 40 40 <text:s/>.ѓ9@.„9@.„&lt;@.„@@</text:p>
      <text:p text:style-name="P1">00000DE0 <text:s/>00 FF 06 07 49 6E 74 72 6F 20 42 01 99 2A 48 0E <text:s/>.я..Intro B.™*H.</text:p>
      <text:p text:style-name="P1">00000DF0 <text:s/>89 2A 40 06 93 41 6B 00 93 45 73 14 93 48 73 00 <text:s/>‰*@.“Ak.“Es.“Hs.</text:p>
      <text:p text:style-name="P1">00000E00 <text:s/>93 4C 73 82 5D 83 4C 40 55 83 45 40 00 83 48 40 <text:s/>“Ls‚]ѓL@UѓE@.ѓH@</text:p>
      <text:p text:style-name="P1">00000E10 <text:s/>00 83 41 40 06 99 2A 3D 0E 89 2A 40 06 93 40 72 <text:s/>.ѓA@.™*=.‰*@.“@r</text:p>
      <text:p text:style-name="P1">00000E20 <text:s/>00 93 41 72 00 93 45 6B 14 93 48 72 83 32 83 40 <text:s/>.“Ar.“Ek.“Hrѓ2ѓ@</text:p>
      <text:p text:style-name="P1">00000E30 <text:s/>40 00 83 48 40 00 83 45 40 00 83 41 40 06 93 3C <text:s/>@.ѓH@.ѓE@.ѓA@.“&lt;</text:p>
      <text:p text:style-name="P1">00000E40 <text:s/>72 00 99 2A 3F 0E 89 2A 40 06 93 3E 72 00 93 41 <text:s/>r.™*?.‰*@.“&gt;r.“A</text:p>
      <text:p text:style-name="P1">00000E50 <text:s/>69 00 93 45 6F 83 32 83 3C 40 14 83 45 40 00 83 <text:s/>i.“Eoѓ2ѓ&lt;@.ѓE@.ѓ</text:p>
      <text:p text:style-name="P1">00000E60 <text:s/>41 40 00 83 3E 40 06 99 2A 3A 0E 89 2A 40 06 93 <text:s/>A@.ѓ&gt;@.™*:.‰*@.“</text:p>
      <text:p text:style-name="P1">00000E70 <text:s/>39 6A 00 93 3C 6B 0F 93 3E 69 14 93 41 71 81 39 <text:s/>9j.“&lt;k.“&gt;i.“AqЃ9</text:p>
      <text:p text:style-name="P1">00000E80 <text:s/>99 2E 48 0E 89 2E 40 81 57 83 41 40 00 83 3E 40 <text:s/>™.H.‰.@ЃWѓA@.ѓ&gt;@</text:p>
      <text:p text:style-name="P1">00000E90 <text:s/>05 83 39 40 00 83 3C 40 06 93 30 7D 00 99 23 4A <text:s/>.ѓ9@.ѓ&lt;@.“0}.™#J</text:p>
      <text:p text:style-name="P1">00000EA0 <text:s/>00 99 2A 54 00 9A 18 64 00 98 3F 45 00 98 45 3F <text:s/>.™*T.љ.d..?E..E?</text:p>
      <text:p text:style-name="P1">00000EB0 <text:s/>04 88 3F 40 00 88 45 40 0A 89 23 40 00 89 2A 40 <text:s/>.€?@.€E@.‰#@.‰*@</text:p>
      <text:p text:style-name="P1">00000EC0 <text:s/>15 93 40 67 00 93 43 79 81 42 83 40 40 0B 93 37 <text:s/>.“@g.“CyЃBѓ@@.“7</text:p>
      <text:p text:style-name="P1">00000ED0 <text:s/>7E 00 98 45 1E 00 99 2A 45 04 88 45 40 0A 89 2A <text:s/>~..E..™*E.€E@.‰*</text:p>
      <text:p text:style-name="P1">00000EE0 <text:s/>40 81 48 8A 18 40 0F 83 43 40 06 94 37 4F 00 95 <text:s/>@ЃHЉ.@.ѓC@.”7O.•</text:p>
      <text:p text:style-name="P1">00000EF0 <text:s/>43 41 05 95 3C 38 00 95 40 45 00 94 40 3D 00 93 <text:s/>CA.•&lt;8.•@E.”@=.“</text:p>
      <text:p text:style-name="P1">00000F00 <text:s/>3C 7F 00 99 2A 42 00 98 3E 59 00 98 45 34 04 88 <text:s/>&lt;..™*B..&gt;Y..E4.€</text:p>
      <text:p text:style-name="P1">00000F10 <text:s/>3E 40 00 88 45 40 0A 89 2A 40 55 85 43 2C 05 85 <text:s/>&gt;@.€E@.‰*@U…C,.…</text:p>
      <text:p text:style-name="P1">00000F20 <text:s/>3C 27 0A 85 40 2E 0F 84 40 2F 0A 84 37 35 65 93 <text:s/>&lt;'.…@..„@/.„75e“</text:p>
      <text:p text:style-name="P1">00000F30 <text:s/>3E 7A 00 98 3F 45 00 98 45 20 00 99 23 40 00 99 <text:s/>&gt;z..?E..E .™#@.™</text:p>
      <text:p text:style-name="P1">00000F40 <text:s/>2A 47 00 9A 18 64 04 88 3F 40 00 88 45 40 0A 89 <text:s/>*G.љ.d.€?@.€E@.‰</text:p>
      <text:p text:style-name="P1">00000F50 <text:s/>2A 40 00 89 23 40 50 8A 18 40 81 12 9A 18 66 00 <text:s/>*@.‰#@PЉ.@Ѓ.љ.f.</text:p>
      <text:p text:style-name="P1">00000F60 <text:s/>99 23 4C 00 99 2A 44 00 98 3F 45 00 98 45 36 04 <text:s/>™#L.™*D..?E..E6.</text:p>
      <text:p text:style-name="P1">00000F70 <text:s/>88 3F 40 00 88 45 40 0A 89 23 40 00 89 2A 40 81 <text:s/>€?@.€E@.‰#@.‰*@Ѓ</text:p>
      <text:p text:style-name="P1">00000F80 <text:s/>62 98 3E 3C 00 98 45 15 00 99 2A 3C 04 88 3E 40 <text:s/>b.&gt;&lt;..E..™*&lt;.€&gt;@</text:p>
      <text:p text:style-name="P1">00000F90 <text:s/>00 88 45 40 0A 89 2A 40 06 93 40 7B 81 57 94 3C <text:s/>.€E@.‰*@.“@{ЃW”&lt;</text:p>
      <text:p text:style-name="P1"><text:soft-page-break/>00000FA0 <text:s/>4D 05 94 37 5B 00 94 40 54 00 99 25 5E 00 99 2A <text:s/>M.”7[.”@T.™%^.™*</text:p>
      <text:p text:style-name="P1">00000FB0 <text:s/>3F 00 98 40 45 00 98 45 31 04 88 40 40 00 88 45 <text:s/>?..@E..E1.€@@.€E</text:p>
      <text:p text:style-name="P1">00000FC0 <text:s/>40 0A 89 25 40 00 89 2A 40 00 8A 18 40 73 84 40 <text:s/>@.‰%@.‰*@.Љ.@s„@</text:p>
      <text:p text:style-name="P1">00000FD0 <text:s/>36 00 84 37 3C 0A 84 3C 3A 5A 83 30 40 0B 98 40 <text:s/>6.„7&lt;.„&lt;:Zѓ0@..@</text:p>
      <text:p text:style-name="P1">00000FE0 <text:s/>45 00 98 45 15 00 99 2A 3C 04 88 40 40 00 88 45 <text:s/>E..E..™*&lt;.€@@.€E</text:p>
      <text:p text:style-name="P1">00000FF0 <text:s/>40 0A 89 2A 40 81 3E 83 40 40 0F 83 3E 40 0F 83 <text:s/>@.‰*@Ѓ&gt;ѓ@@.ѓ&gt;@.ѓ</text:p>
      <text:p text:style-name="P1">00001000 <text:s/>37 40 00 83 3C 40 06 99 23 4B 00 99 2A 44 00 9A <text:s/>7@.ѓ&lt;@.™#K.™*D.љ</text:p>
      <text:p text:style-name="P1">00001010 <text:s/>18 6B 00 98 3F 45 00 98 45 36 04 88 3F 40 00 88 <text:s/>.k..?E..E6.€?@.€</text:p>
      <text:p text:style-name="P1">00001020 <text:s/>45 40 01 93 30 72 09 89 2A 40 00 89 23 40 81 62 <text:s/>E@.“0r.‰*@.‰#@Ѓb</text:p>
      <text:p text:style-name="P1">00001030 <text:s/>93 37 7F 00 98 45 16 00 99 2E 38 04 88 45 40 0A <text:s/>“7...E..™.8.€E@.</text:p>
      <text:p text:style-name="P1">00001040 <text:s/>89 2E 40 81 48 8A 18 40 15 95 40 30 05 95 3B 44 <text:s/>‰.@ЃHЉ.@.•@0.•;D</text:p>
      <text:p text:style-name="P1">00001050 <text:s/>00 94 3B 53 00 99 2A 40 00 98 3E 58 00 98 45 32 <text:s/>.”;S.™*@..&gt;X..E2</text:p>
      <text:p text:style-name="P1">00001060 <text:s/>04 88 3E 40 00 88 45 40 01 94 40 49 00 93 3C 7E <text:s/>.€&gt;@.€E@.”@I.“&lt;~</text:p>
      <text:p text:style-name="P1">00001070 <text:s/>09 89 2A 40 01 95 43 5A 5E 85 3B 27 0A 85 40 2E <text:s/>.‰*@.•CZ^…;'.…@.</text:p>
      <text:p text:style-name="P1">00001080 <text:s/>0F 85 43 2C 00 84 40 2F 05 84 3B 32 50 83 3C 40 <text:s/>.…C,.„@/.„;2Pѓ&lt;@</text:p>
      <text:p text:style-name="P1">00001090 <text:s/>15 98 3F 45 00 98 45 1D 00 99 23 44 00 99 2A 44 <text:s/>..?E..E..™#D.™*D</text:p>
      <text:p text:style-name="P1">000010A0 <text:s/>00 9A 18 66 04 88 3F 40 00 88 45 40 06 93 3E 7F <text:s/>.љ.f.€?@.€E@.“&gt;.</text:p>
      <text:p text:style-name="P1">000010B0 <text:s/>04 89 23 40 00 89 2A 40 01 93 3B 68 3B 8A 18 40 <text:s/>.‰#@.‰*@.“;h;Љ.@</text:p>
      <text:p text:style-name="P1">000010C0 <text:s/>81 26 9A 18 6B 00 99 23 4A 00 99 2A 47 00 98 3F <text:s/>Ѓ&amp;љ.k.™#J.™*G..?</text:p>
      <text:p text:style-name="P1">000010D0 <text:s/>45 00 98 45 39 04 88 3F 40 00 88 45 40 0A 89 23 <text:s/>E..E9.€?@.€E@.‰#</text:p>
      <text:p text:style-name="P1">000010E0 <text:s/>40 00 89 2A 40 81 62 98 3E 3B 00 98 45 18 00 99 <text:s/>@.‰*@Ѓb.&gt;;..E..™</text:p>
      <text:p text:style-name="P1">000010F0 <text:s/>2A 3F 04 88 3E 40 00 88 45 40 0A 89 2A 40 14 83 <text:s/>*?.€&gt;@.€E@.‰*@.ѓ</text:p>
      <text:p text:style-name="P1">00001100 <text:s/>3E 40 01 93 40 78 81 43 94 3B 61 0A 94 37 54 00 <text:s/>&gt;@.“@xЃC”;a.”7T.</text:p>
      <text:p text:style-name="P1">00001110 <text:s/>94 40 4F 00 99 25 5E 00 99 2A 48 00 98 40 36 00 <text:s/>”@O.™%^.™*H..@6.</text:p>
      <text:p text:style-name="P1">00001120 <text:s/>98 45 3A 04 88 40 40 00 88 45 40 0A 89 2A 40 00 <text:s/>.E:.€@@.€E@.‰*@.</text:p>
      <text:p text:style-name="P1">00001130 <text:s/>8A 18 40 00 89 25 40 73 84 40 36 00 84 37 3C 05 <text:s/>Љ.@.‰%@s„@6.„7&lt;.</text:p>
      <text:p text:style-name="P1">00001140 <text:s/>84 3B 3A 6A 98 40 2F 00 98 45 1D 00 99 2A 44 00 <text:s/>„;:j.@/..E..™*D.</text:p>
      <text:p text:style-name="P1">00001150 <text:s/>9A 1F 66 04 88 40 40 00 88 45 40 05 83 40 40 05 <text:s/>љ.f.€@@.€E@.ѓ@@.</text:p>
      <text:p text:style-name="P1">00001160 <text:s/>83 30 40 00 89 2A 40 3C 8A 1F 40 81 07 83 3B 40 <text:s/>ѓ0@.‰*@&lt;Љ.@Ѓ.ѓ;@</text:p>
      <text:p text:style-name="P1">00001170 <text:s/>06 94 35 64 04 83 37 40 15 9A 1D 64 00 99 23 4A <text:s/>.”5d.ѓ7@.љ.d.™#J</text:p>
      <text:p text:style-name="P1">00001180 <text:s/>00 99 2A 4D 00 98 3F 45 00 98 45 3F 04 88 3F 40 <text:s/>.™*M..?E..E?.€?@</text:p>
      <text:p text:style-name="P1">00001190 <text:s/>00 88 45 40 06 94 37 58 00 93 29 6B 00 93 40 6D <text:s/>.€E@.”7X.“)k.“@m</text:p>
      <text:p text:style-name="P1">000011A0 <text:s/>04 89 2A 40 00 89 23 40 01 93 30 69 00 94 39 64 <text:s/>.‰*@.‰#@.“0i.”9d</text:p>
      <text:p text:style-name="P1">000011B0 <text:s/>00 94 40 5F 05 93 39 77 05 93 37 6B 4F 84 35 3C <text:s/>.”@_.“9w.“7kO„5&lt;</text:p>
      <text:p text:style-name="P1">000011C0 <text:s/>6E 8A 1D 40 1A 98 45 1E 00 99 2A 45 00 9A 18 64 <text:s/>nЉ.@..E..™*E.љ.d</text:p>
      <text:p text:style-name="P1">000011D0 <text:s/>04 88 45 40 0A 89 2A 40 81 2F 83 40 40 19 8A 18 <text:s/>.€E@.‰*@Ѓ/ѓ@@.Љ.</text:p>
      <text:p text:style-name="P1">000011E0 <text:s/>40 1A 9A 1D 64 00 99 2A 42 00 98 3E 59 00 98 45 <text:s/>@.љ.d.™*B..&gt;Y..E</text:p>
      <text:p text:style-name="P1">000011F0 <text:s/>34 04 84 40 40 00 88 45 40 00 84 37 40 00 88 3E <text:s/>4.„@@.€E@.„7@.€&gt;</text:p>
      <text:p text:style-name="P1">00001200 <text:s/>40 00 84 39 40 06 94 40 5B 04 89 2A 40 06 93 40 <text:s/>@.„9@.”@[.‰*@.“@</text:p>
      <text:p text:style-name="P1">00001210 <text:s/>69 81 5C 98 3F 45 00 98 45 20 00 99 23 40 00 99 <text:s/>iЃ\.?E..E .™#@.™</text:p>
      <text:p text:style-name="P1">00001220 <text:s/>2A 47 04 84 40 40 00 88 3F 40 00 88 45 40 06 94 <text:s/>*G.„@@.€?@.€E@.”</text:p>
      <text:p text:style-name="P1">00001230 <text:s/>41 59 04 89 2A 40 00 89 23 40 00 83 40 40 0B 93 <text:s/>AY.‰*@.‰#@.ѓ@@.“</text:p>
      <text:p text:style-name="P1">00001240 <text:s/>41 67 81 56 84 41 40 01 99 23 4C 00 99 2A 44 00 <text:s/>AgЃV„A@.™#L.™*D.</text:p>
      <text:p text:style-name="P1">00001250 <text:s/>98 3F 45 00 98 45 36 04 83 41 40 00 88 3F 40 00 <text:s/>.?E..E6.ѓA@.€?@.</text:p>
      <text:p text:style-name="P1">00001260 <text:s/>88 45 40 01 94 40 5C 09 89 2A 40 00 89 23 40 06 <text:s/>€E@.”@\.‰*@.‰#@.</text:p>
      <text:p text:style-name="P1">00001270 <text:s/>93 40 6A 81 42 8A 1D 40 1A 98 3E 3A 00 98 45 15 <text:s/>“@jЃBЉ.@..&gt;:..E.</text:p>
      <text:p text:style-name="P1">00001280 <text:s/>00 99 2A 3C 00 9A 18 6B 04 88 3E 40 00 88 45 40 <text:s/>.™*&lt;.љ.k.€&gt;@.€E@</text:p>
      <text:p text:style-name="P1">00001290 <text:s/>0A 89 2A 40 81 62 99 25 5A 00 99 2A 3F 00 98 40 <text:s/>.‰*@Ѓb™%Z.™*?..@</text:p>
      <text:p text:style-name="P1">000012A0 <text:s/>45 00 98 45 31 04 88 40 40 00 88 45 40 0A 89 25 <text:s/>E..E1.€@@.€E@.‰%</text:p>
      <text:p text:style-name="P1">000012B0 <text:s/>40 00 89 2A 40 00 84 40 40 06 94 41 5F 04 83 40 <text:s/>@.‰*@.„@@.”A_.ѓ@</text:p>
      <text:p text:style-name="P1">000012C0 <text:s/>40 0B 93 41 6D 81 42 8A 18 40 0A 83 37 40 01 98 <text:s/>@.“AmЃBЉ.@.ѓ7@..</text:p>
      <text:p text:style-name="P1">000012D0 <text:s/>40 45 00 98 45 15 00 99 2A 3C 00 9A 1D 64 04 88 <text:s/>@E..E..™*&lt;.љ.d.€</text:p>
      <text:p text:style-name="P1">000012E0 <text:s/>40 40 00 88 45 40 05 83 39 40 05 89 2A 40 05 84 <text:s/>@@.€E@.ѓ9@.‰*@.„</text:p>
      <text:p text:style-name="P1">000012F0 <text:s/>41 40 05 83 41 40 01 94 40 58 0F 93 40 66 81 2E <text:s/>A@.ѓA@.”@X.“@fЃ.</text:p>
      <text:p text:style-name="P1">00001300 <text:s/>8A 1D 40 0A 83 29 40 05 83 30 40 06 94 35 5C 05 <text:s/>Љ.@.ѓ)@.ѓ0@.”5\.</text:p>
      <text:p text:style-name="P1">00001310 <text:s/>93 2B 68 00 99 23 4B 00 99 2A 44 00 98 3F 45 00 <text:s/>“+h.™#K.™*D..?E.</text:p>
      <text:p text:style-name="P1">00001320 <text:s/>98 45 36 04 88 3F 40 00 88 45 40 0A 89 2A 40 00 <text:s/>.E6.€?@.€E@.‰*@.</text:p>
      <text:p text:style-name="P1">00001330 <text:s/>89 23 40 01 93 35 6D 81 4C 84 40 40 06 94 37 5F <text:s/>‰#@.“5mЃL„@@.”7_</text:p>
      <text:p text:style-name="P1">00001340 <text:s/>0F 98 45 16 00 99 2A 3D 04 88 45 40 01 9B 37 5A <text:s/>..E..™*=.€E@.›7Z</text:p>
      <text:p text:style-name="P1">00001350 <text:s/>09 89 2A 40 81 48 84 37 40 00 84 35 40 00 83 40 <text:s/>.‰*@ЃH„7@.„5@.ѓ@</text:p>
      <text:p text:style-name="P1">00001360 <text:s/>40 06 94 3E 5C 0F 93 3E 6A 05 99 25 5A 00 99 2A <text:s/>@.”&gt;\.“&gt;j.™%Z.™*</text:p>
      <text:p text:style-name="P1">00001370 <text:s/>40 00 98 3E 58 00 98 45 32 04 88 3E 40 00 88 45 <text:s/>@..&gt;X..E2.€&gt;@.€E</text:p>
      <text:p text:style-name="P1">00001380 <text:s/>40 0A 89 25 40 00 89 2A 40 81 48 84 3E 40 06 94 <text:s/>@.‰%@.‰*@ЃH„&gt;@.”</text:p>
      <text:p text:style-name="P1"><text:soft-page-break/>00001390 <text:s/>3C 5B 0A 93 3C 69 0A 98 3F 45 00 98 45 1D 00 99 <text:s/>&lt;[.“&lt;i..?E..E..™</text:p>
      <text:p text:style-name="P1">000013A0 <text:s/>23 44 00 99 2A 44 04 88 3F 40 00 88 45 40 0A 89 <text:s/>#D.™*D.€?@.€E@.‰</text:p>
      <text:p text:style-name="P1">000013B0 <text:s/>23 40 00 89 2A 40 81 62 99 23 4A 00 99 2A 47 00 <text:s/>#@.‰*@Ѓb™#J.™*G.</text:p>
      <text:p text:style-name="P1">000013C0 <text:s/>98 3F 45 00 98 45 39 04 88 3F 40 00 88 45 40 0A <text:s/>.?E..E9.€?@.€E@.</text:p>
      <text:p text:style-name="P1">000013D0 <text:s/>89 2A 40 00 89 23 40 81 5C 84 3C 40 06 94 37 54 <text:s/>‰*@.‰#@Ѓ\„&lt;@.”7T</text:p>
      <text:p text:style-name="P1">000013E0 <text:s/>00 98 3E 41 00 98 45 18 00 99 2A 3F 04 88 3E 40 <text:s/>..&gt;A..E..™*?.€&gt;@</text:p>
      <text:p text:style-name="P1">000013F0 <text:s/>00 88 45 40 0A 89 2A 40 81 62 99 23 4A 00 99 25 <text:s/>.€E@.‰*@Ѓb™#J.™%</text:p>
      <text:p text:style-name="P1">00001400 <text:s/>61 00 99 2A 48 00 98 40 36 00 98 45 3A 04 88 40 <text:s/>a.™*H..@6..E:.€@</text:p>
      <text:p text:style-name="P1">00001410 <text:s/>40 00 88 45 40 0A 89 25 40 00 89 2A 40 00 89 23 <text:s/>@.€E@.‰%@.‰*@.‰#</text:p>
      <text:p text:style-name="P1">00001420 <text:s/>40 81 34 83 3E 40 2E 98 40 2F 00 98 45 1D 00 99 <text:s/>@Ѓ4ѓ&gt;@..@/..E..™</text:p>
      <text:p text:style-name="P1">00001430 <text:s/>2E 3F 04 88 40 40 00 88 45 40 0A 89 2E 40 32 84 <text:s/>.?.€@@.€E@.‰.@2„</text:p>
      <text:p text:style-name="P1">00001440 <text:s/>37 40 81 07 83 35 40 05 83 3C 40 0A 83 2B 40 05 <text:s/>7@Ѓ.ѓ5@.ѓ&lt;@.ѓ+@.</text:p>
      <text:p text:style-name="P1">00001450 <text:s/>8B 37 38 14 FF 06 08 45 6E 64 69 6E 67 20 42 01 <text:s/>‹78.я..Ending B.</text:p>
      <text:p text:style-name="P1">00001460 <text:s/>93 43 72 00 99 23 4A 00 99 2A 4D 00 9A 18 64 00 <text:s/>“Cr.™#J.™*M.љ.d.</text:p>
      <text:p text:style-name="P1">00001470 <text:s/>98 3F 45 00 98 45 3F 04 88 3F 40 00 88 45 40 01 <text:s/>.?E..E?.€?@.€E@.</text:p>
      <text:p text:style-name="P1">00001480 <text:s/>9B 30 5D 09 89 23 40 00 89 2A 40 81 48 83 43 40 <text:s/>›0].‰#@.‰*@ЃHѓC@</text:p>
      <text:p text:style-name="P1">00001490 <text:s/>1A 98 45 1E 00 99 2A 45 04 88 45 40 06 93 37 7F <text:s/>..E..™*E.€E@.“7.</text:p>
      <text:p text:style-name="P1">000014A0 <text:s/>00 9B 43 48 04 89 2A 40 81 48 8A 18 40 15 94 37 <text:s/>.›CH.‰*@ЃHЉ.@.”7</text:p>
      <text:p text:style-name="P1">000014B0 <text:s/>4F 00 94 3C 4D 00 95 43 41 05 95 3C 38 00 95 40 <text:s/>O.”&lt;M.•CA.•&lt;8.•@</text:p>
      <text:p text:style-name="P1">000014C0 <text:s/>45 00 94 40 3D 00 99 25 5F 00 99 2A 42 00 98 3E <text:s/>E.”@=.™%_.™*B..&gt;</text:p>
      <text:p text:style-name="P1">000014D0 <text:s/>59 00 98 45 34 04 8B 43 40 00 88 3E 40 00 88 45 <text:s/>Y..E4.‹C@.€&gt;@.€E</text:p>
      <text:p text:style-name="P1">000014E0 <text:s/>40 06 93 3C 7F 04 89 25 40 00 89 2A 40 01 9B 48 <text:s/>@.“&lt;..‰%@.‰*@.›H</text:p>
      <text:p text:style-name="P1">000014F0 <text:s/>46 54 85 43 2C 05 85 3C 27 0A 85 40 2E 0F 84 40 <text:s/>FT…C,.…&lt;'.…@..„@</text:p>
      <text:p text:style-name="P1">00001500 <text:s/>2F 0A 84 37 35 00 84 3C 3A 55 8B 48 40 0B 9B 47 <text:s/>/.„75.„&lt;:U‹H@.›G</text:p>
      <text:p text:style-name="P1">00001510 <text:s/>46 05 98 3F 45 00 98 45 20 00 99 23 40 00 99 2A <text:s/>F..?E..E .™#@.™*</text:p>
      <text:p text:style-name="P1">00001520 <text:s/>47 00 9A 18 66 00 93 3E 7F 04 88 3F 40 00 88 45 <text:s/>G.љ.f.“&gt;..€?@.€E</text:p>
      <text:p text:style-name="P1">00001530 <text:s/>40 0A 89 2A 40 00 89 23 40 81 39 8A 18 40 29 9A <text:s/>@.‰*@.‰#@Ѓ9Љ.@)љ</text:p>
      <text:p text:style-name="P1">00001540 <text:s/>18 6B 00 99 23 4C 00 99 2A 44 00 98 3F 45 00 98 <text:s/>.k.™#L.™*D..?E..</text:p>
      <text:p text:style-name="P1">00001550 <text:s/>45 36 04 88 3F 40 00 88 45 40 0A 89 2A 40 00 89 <text:s/>E6.€?@.€E@.‰*@.‰</text:p>
      <text:p text:style-name="P1">00001560 <text:s/>23 40 81 57 8B 47 40 0B 93 40 74 00 98 3E 34 00 <text:s/>#@ЃW‹G@.“@t..&gt;4.</text:p>
      <text:p text:style-name="P1">00001570 <text:s/>98 45 15 00 99 2A 3C 04 88 3E 40 00 88 45 40 01 <text:s/>.E..™*&lt;.€&gt;@.€E@.</text:p>
      <text:p text:style-name="P1">00001580 <text:s/>9B 45 41 09 89 2A 40 81 48 8B 30 40 15 94 3C 4D <text:s/>›EA.‰*@ЃH‹0@.”&lt;M</text:p>
      <text:p text:style-name="P1">00001590 <text:s/>05 94 37 5B 00 99 25 5E 00 99 2A 3F 00 98 40 45 <text:s/>.”7[.™%^.™*?..@E</text:p>
      <text:p text:style-name="P1">000015A0 <text:s/>00 98 45 31 04 88 40 40 00 88 45 40 0A 89 25 40 <text:s/>..E1.€@@.€E@.‰%@</text:p>
      <text:p text:style-name="P1">000015B0 <text:s/>00 89 2A 40 01 9B 37 5A 72 84 37 3C 0A 84 3C 3A <text:s/>.‰*@.›7Zr„7&lt;.„&lt;:</text:p>
      <text:p text:style-name="P1">000015C0 <text:s/>4B 8A 18 40 05 8B 45 40 15 98 40 45 00 98 45 15 <text:s/>KЉ.@.‹E@..@E..E.</text:p>
      <text:p text:style-name="P1">000015D0 <text:s/>00 99 2A 3C 00 9A 1F 64 04 88 40 40 00 88 45 40 <text:s/>.™*&lt;.љ.d.€@@.€E@</text:p>
      <text:p text:style-name="P1">000015E0 <text:s/>01 9B 43 46 09 89 2A 40 14 83 37 40 73 8B 37 40 <text:s/>.›CF.‰*@.ѓ7@s‹7@</text:p>
      <text:p text:style-name="P1">000015F0 <text:s/>41 8A 1F 40 15 9B 39 57 05 9A 18 6B 00 99 23 4B <text:s/>AЉ.@.›9W.љ.k.™#K</text:p>
      <text:p text:style-name="P1">00001600 <text:s/>00 99 2A 44 00 98 3F 45 00 98 45 36 04 88 3F 40 <text:s/>.™*D..?E..E6.€?@</text:p>
      <text:p text:style-name="P1">00001610 <text:s/>00 88 45 40 05 83 3C 40 05 89 2A 40 00 89 23 40 <text:s/>.€E@.ѓ&lt;@.‰*@.‰#@</text:p>
      <text:p text:style-name="P1">00001620 <text:s/>05 83 3E 40 0F 83 40 40 81 43 8B 43 40 0B 93 39 <text:s/>.ѓ&gt;@.ѓ@@ЃC‹C@.“9</text:p>
      <text:p text:style-name="P1">00001630 <text:s/>7E 00 98 45 16 00 99 2A 3D 04 88 45 40 01 9B 3C <text:s/>~..E..™*=.€E@.›&lt;</text:p>
      <text:p text:style-name="P1">00001640 <text:s/>3C 09 89 2A 40 81 48 8A 18 40 0B 93 3E 7F 0A 95 <text:s/>&lt;.‰*@ЃHЉ.@.“&gt;..•</text:p>
      <text:p text:style-name="P1">00001650 <text:s/>3E 30 05 95 3C 44 00 94 35 54 00 94 39 53 00 99 <text:s/>&gt;0.•&lt;D.”5T.”9S.™</text:p>
      <text:p text:style-name="P1">00001660 <text:s/>25 60 00 99 2A 40 00 98 3E 58 00 98 45 32 04 88 <text:s/>%`.™*@..&gt;X..E2.€</text:p>
      <text:p text:style-name="P1">00001670 <text:s/>3E 40 00 88 45 40 01 94 3C 49 09 89 25 40 00 89 <text:s/>&gt;@.€E@.”&lt;I.‰%@.‰</text:p>
      <text:p text:style-name="P1">00001680 <text:s/>2A 40 01 95 41 5A 5E 85 3C 27 0A 85 3E 2E 0A 84 <text:s/>*@.•AZ^…&lt;'.…&gt;..„</text:p>
      <text:p text:style-name="P1">00001690 <text:s/>35 3C 05 84 3C 2F 00 85 41 2C 05 84 39 32 28 8B <text:s/>5&lt;.„&lt;/.…A,.„92(‹</text:p>
      <text:p text:style-name="P1">000016A0 <text:s/>3C 40 2E 93 40 7E 00 9B 3C 33 0F 98 3F 45 00 98 <text:s/>&lt;@.“@~.›&lt;3..?E..</text:p>
      <text:p text:style-name="P1">000016B0 <text:s/>45 1D 00 99 23 44 00 99 2A 44 00 9A 18 66 04 88 <text:s/>E..™#D.™*D.љ.f.€</text:p>
      <text:p text:style-name="P1">000016C0 <text:s/>3F 40 00 88 45 40 0A 89 23 40 00 89 2A 40 3C 8A <text:s/>?@.€E@.‰#@.‰*@&lt;Љ</text:p>
      <text:p text:style-name="P1">000016D0 <text:s/>18 40 81 26 9A 18 6B 00 99 23 4A 00 99 2A 47 00 <text:s/>.@Ѓ&amp;љ.k.™#J.™*G.</text:p>
      <text:p text:style-name="P1">000016E0 <text:s/>98 3F 45 00 98 45 39 04 88 3F 40 00 88 45 40 0A <text:s/>.?E..E9.€?@.€E@.</text:p>
      <text:p text:style-name="P1">000016F0 <text:s/>89 2A 40 00 89 23 40 81 43 8B 3C 40 1F 98 3E 3A <text:s/>‰*@.‰#@ЃC‹&lt;@..&gt;:</text:p>
      <text:p text:style-name="P1">00001700 <text:s/>00 98 45 18 00 99 2A 3F 00 9B 37 53 04 88 3E 40 <text:s/>..E..™*?.›7S.€&gt;@</text:p>
      <text:p text:style-name="P1">00001710 <text:s/>00 88 45 40 0A 89 2A 40 1A 93 41 7A 1D 83 40 40 <text:s/>.€E@.‰*@.“Az.ѓ@@</text:p>
      <text:p text:style-name="P1">00001720 <text:s/>81 11 8A 18 40 10 94 39 61 0A 94 35 54 00 99 25 <text:s/>Ѓ.Љ.@.”9a.”5T.™%</text:p>
      <text:p text:style-name="P1">00001730 <text:s/>5B 00 99 2A 48 00 98 40 36 00 98 45 3A 04 88 40 <text:s/>[.™*H..@6..E:.€@</text:p>
      <text:p text:style-name="P1">00001740 <text:s/>40 00 88 45 40 0A 89 2A 40 00 89 25 40 01 99 23 <text:s/>@.€E@.‰*@.‰%@.™#</text:p>
      <text:p text:style-name="P1">00001750 <text:s/>25 0E 89 23 40 06 9A 18 6B 5E 84 35 3C 05 84 39 <text:s/>%.‰#@.љ.k^„5&lt;.„9</text:p>
      <text:p text:style-name="P1">00001760 <text:s/>3A 6A 99 2A 44 00 98 40 2F 00 98 45 1D 04 88 40 <text:s/>:j™*D..@/..E..€@</text:p>
      <text:p text:style-name="P1">00001770 <text:s/>40 00 88 45 40 0A 89 2A 40 81 3E 8B 39 40 28 8B <text:s/>@.€E@.‰*@Ѓ&gt;‹9@(‹</text:p>
      <text:p text:style-name="P1"><text:soft-page-break/>00001780 <text:s/>37 40 05 8A 18 40 1A 94 2B 5F 00 99 35 39 05 93 <text:s/>7@.Љ.@.”+_.™59.“</text:p>
      <text:p text:style-name="P1">00001790 <text:s/>45 7F 09 89 35 40 06 93 48 7F 00 94 35 5F 0F 9B <text:s/>E..‰5@.“H..”5_.›</text:p>
      <text:p text:style-name="P1">000017A0 <text:s/>4F 2B 00 9B 58 22 05 99 3B 42 0E 89 3B 40 1A 94 <text:s/>O+.›X".™;B.‰;@.”</text:p>
      <text:p text:style-name="P1">000017B0 <text:s/>39 61 00 9A 1F 66 55 94 3C 57 3C 94 3E 56 8B 38 <text:s/>9a.љ.fU”&lt;W&lt;”&gt;V‹8</text:p>
      <text:p text:style-name="P1">000017C0 <text:s/>8B 4F 38 00 8B 58 38 81 02 84 39 40 0F 83 3E 40 <text:s/>‹O8.‹X8Ѓ.„9@.ѓ&gt;@</text:p>
      <text:p text:style-name="P1">000017D0 <text:s/>00 83 39 40 00 83 45 40 00 83 48 40 0F 83 41 40 <text:s/>.ѓ9@.ѓE@.ѓH@.ѓA@</text:p>
      <text:p text:style-name="P1">000017E0 <text:s/>14 84 2B 40 14 84 35 40 05 8A 1F 40 0F 84 3C 40 <text:s/>.„+@.„5@.Љ.@.„&lt;@</text:p>
      <text:p text:style-name="P1">000017F0 <text:s/>0A 84 3E 40 8E 5D FF 2F 00 43 41 53 4D 00 00 04 <text:s/>.„&gt;@Ћ]я/.CASM...</text:p>
      <text:p text:style-name="P1">00001800 <text:s/>0B 43 53 45 47 00 00 01 73 53 64 65 63 00 00 00 <text:s/>.CSEG...sSdec...</text:p>
      <text:p text:style-name="P1">00001810 <text:s/>1C 4D 61 69 6E 20 41 2C 46 69 6C 6C 20 49 6E 20 <text:s/>.Main A,Fill In </text:p>
      <text:p text:style-name="P1">00001820 <text:s/>41 41 2C 46 69 6C 6C 20 49 6E 20 41 42 43 74 61 <text:s/>AA,Fill In ABCta</text:p>
      <text:p text:style-name="P1">00001830 <text:s/>62 00 00 00 1B 01 30 34 45 70 4C 6F 77 20 0F 01 <text:s/>b.....04EpLow ..</text:p>
      <text:p text:style-name="P1">00001840 <text:s/>0F FF 03 FF FF FF FF 00 00 00 03 07 00 7F 04 00 <text:s/>.я.яяяя.........</text:p>
      <text:p text:style-name="P1">00001850 <text:s/>43 74 61 62 00 00 00 23 02 30 34 45 50 20 20 20 <text:s/>Ctab...#.04EP <text:s text:c="2"/></text:p>
      <text:p text:style-name="P1">00001860 <text:s/>20 0E 01 0A AA 03 FF FF FF FF 00 01 01 02 04 00 <text:s text:c="2"/>...Є.яяяя......</text:p>
      <text:p text:style-name="P1">00001870 <text:s/>7F 03 01 00 2E 39 51 3C 4F 40 53 43 74 61 62 00 <text:s/>.....9Q&lt;O@SCtab.</text:p>
      <text:p text:style-name="P1">00001880 <text:s/>00 00 23 03 30 34 45 50 20 20 20 20 0E 01 05 55 <text:s/>..#.04EP <text:s text:c="3"/>...U</text:p>
      <text:p text:style-name="P1">00001890 <text:s/>03 FF FF FF FF 04 01 01 02 04 00 7F 03 02 00 2E <text:s/>.яяяя...........</text:p>
      <text:p text:style-name="P1">000018A0 <text:s/>38 53 3D 51 40 55 43 74 61 62 00 00 00 1B 04 32 <text:s/>8S=Q@UCtab.....2</text:p>
      <text:p text:style-name="P1">000018B0 <text:s/>35 41 63 47 74 20 20 0B 01 0F FF 03 FF FF FF FF <text:s/>5AcGt <text:s/>...я.яяяя</text:p>
      <text:p text:style-name="P1">000018C0 <text:s/>00 01 01 02 07 00 7F 01 00 43 74 61 62 00 00 00 <text:s/>.........Ctab...</text:p>
      <text:p text:style-name="P1">000018D0 <text:s/>1B 05 32 36 4A 7A 47 74 20 20 0C 01 0F FF 03 FF <text:s/>..26JzGt <text:s/>...я.я</text:p>
      <text:p text:style-name="P1">000018E0 <text:s/>FF FF FF 00 02 00 02 07 36 42 01 00 43 74 61 62 <text:s/>яяя.....6B..Ctab</text:p>
      <text:p text:style-name="P1">000018F0 <text:s/>00 00 00 1B 08 30 30 52 68 79 74 68 32 08 01 0F <text:s/>.....00Rhyth2...</text:p>
      <text:p text:style-name="P1">00001900 <text:s/>FF 07 FF FF FF FF 00 02 01 00 06 00 7F 01 00 43 <text:s/>я.яяяя.........C</text:p>
      <text:p text:style-name="P1">00001910 <text:s/>74 61 62 00 00 00 1B 09 30 30 52 68 79 74 68 31 <text:s/>tab.....00Rhyth1</text:p>
      <text:p text:style-name="P1">00001920 <text:s/>09 01 0F FF 07 FF FF FF FF 00 02 01 00 06 00 7F <text:s/>...я.яяяя.......</text:p>
      <text:p text:style-name="P1">00001930 <text:s/>01 00 43 74 61 62 00 00 00 1F 0A 33 33 46 67 42 <text:s/>..Ctab.....33FgB</text:p>
      <text:p text:style-name="P1">00001940 <text:s/>61 73 73 0A 01 0F FF 03 FF FF FF FF 00 02 00 03 <text:s/>ass...я.яяяя....</text:p>
      <text:p text:style-name="P1">00001950 <text:s/>08 1C 7F 00 01 00 16 18 6E 43 74 61 62 00 00 00 <text:s/>........nCtab...</text:p>
      <text:p text:style-name="P1">00001960 <text:s/>1B 0B 34 38 53 74 72 20 20 20 0D 01 0F FF 03 FF <text:s/>..48Str <text:s text:c="2"/>...я.я</text:p>
      <text:p text:style-name="P1">00001970 <text:s/>FF FF FF 00 01 01 01 03 00 7F 01 00 43 53 45 47 <text:s/>яяя.........CSEG</text:p>
      <text:p text:style-name="P1">00001980 <text:s/>00 00 01 73 53 64 65 63 00 00 00 1C 4D 61 69 6E <text:s/>...sSdec....Main</text:p>
      <text:p text:style-name="P1">00001990 <text:s/>20 42 2C 46 69 6C 6C 20 49 6E 20 42 42 2C 46 69 <text:s text:c="2"/>B,Fill In BB,Fi</text:p>
      <text:p text:style-name="P1">000019A0 <text:s/>6C 6C 20 49 6E 20 42 41 43 74 61 62 00 00 00 1B <text:s/>ll In BACtab....</text:p>
      <text:p text:style-name="P1">000019B0 <text:s/>01 30 34 45 70 4C 6F 77 20 0F 01 0F FF 03 FF FF <text:s/>.04EpLow ...я.яя</text:p>
      <text:p text:style-name="P1">000019C0 <text:s/>FF FF 00 00 00 03 03 00 7F 04 00 43 74 61 62 00 <text:s/>яя.........Ctab.</text:p>
      <text:p text:style-name="P1">000019D0 <text:s/>00 00 23 02 30 34 45 50 20 20 20 20 0E 01 02 AA <text:s/>..#.04EP <text:s text:c="3"/>...Є</text:p>
      <text:p text:style-name="P1">000019E0 <text:s/>03 FF FF FF FF 00 02 01 02 04 33 7F 03 01 00 2E <text:s/>.яяяя.....3.....</text:p>
      <text:p text:style-name="P1">000019F0 <text:s/>3B 4C 34 51 37 52 43 74 61 62 00 00 00 23 03 30 <text:s/>;L4Q7RCtab...#.0</text:p>
      <text:p text:style-name="P1">00001A00 <text:s/>34 45 50 20 20 20 20 0E 01 0D 55 03 FF FF FF FF <text:s/>4EP <text:s text:c="3"/>...U.яяяя</text:p>
      <text:p text:style-name="P1">00001A10 <text:s/>02 02 01 02 04 00 7F 03 02 00 2E 36 50 39 53 3D <text:s/>...........6P9S=</text:p>
      <text:p text:style-name="P1">00001A20 <text:s/>51 43 74 61 62 00 00 00 1B 04 32 35 41 63 47 74 <text:s/>QCtab.....25AcGt</text:p>
      <text:p text:style-name="P1">00001A30 <text:s/>20 20 0B 01 0F FF 03 FF FF FF FF 00 01 01 02 07 <text:s text:c="3"/>...я.яяяя.....</text:p>
      <text:p text:style-name="P1">00001A40 <text:s/>00 7F 01 00 43 74 61 62 00 00 00 1B 05 32 36 4A <text:s/>....Ctab.....26J</text:p>
      <text:p text:style-name="P1">00001A50 <text:s/>7A 47 74 20 20 0C 01 0F FF 03 FF FF FF FF 00 02 <text:s/>zGt <text:s/>...я.яяяя..</text:p>
      <text:p text:style-name="P1">00001A60 <text:s/>00 02 07 36 42 01 00 43 74 61 62 00 00 00 1B 08 <text:s/>...6B..Ctab.....</text:p>
      <text:p text:style-name="P1">00001A70 <text:s/>30 30 41 64 64 20 20 20 08 01 0F FF 07 FF FF FF <text:s/>00Add <text:s text:c="2"/>...я.яяя</text:p>
      <text:p text:style-name="P1">00001A80 <text:s/>FF 00 02 01 00 06 00 7F 01 00 43 74 61 62 00 00 <text:s/>я.........Ctab..</text:p>
      <text:p text:style-name="P1">00001A90 <text:s/>00 1B 09 30 30 4D 61 69 6E 20 20 09 01 0F FF 07 <text:s/>...00Main <text:s/>...я.</text:p>
      <text:p text:style-name="P1">00001AA0 <text:s/>FF FF FF FF 00 02 01 00 06 00 7F 01 00 43 74 61 <text:s/>яяяя.........Cta</text:p>
      <text:p text:style-name="P1">00001AB0 <text:s/>62 00 00 00 1F 0A 33 33 46 67 42 61 73 73 0A 01 <text:s/>b.....33FgBass..</text:p>
      <text:p text:style-name="P1">00001AC0 <text:s/>0F FF 03 FF FF FF FF 00 02 00 03 08 1C 7F 00 01 <text:s/>.я.яяяя.........</text:p>
      <text:p text:style-name="P1">00001AD0 <text:s/>00 16 18 6E 43 74 61 62 00 00 00 1B 0B 34 38 53 <text:s/>...nCtab.....48S</text:p>
      <text:p text:style-name="P1">00001AE0 <text:s/>74 72 20 20 20 0D 01 0F FF 03 FF FF FF FF 00 01 <text:s/>tr <text:s text:c="2"/>...я.яяяя..</text:p>
      <text:p text:style-name="P1">00001AF0 <text:s/>01 02 03 00 7F 01 00 43 53 45 47 00 00 01 0D 53 <text:s/>.......CSEG....S</text:p>
      <text:p text:style-name="P1">00001B00 <text:s/>64 65 63 00 00 00 10 49 6E 74 72 6F 20 42 2C 45 <text:s/>dec....Intro B,E</text:p>
      <text:p text:style-name="P1">00001B10 <text:s/>6E 64 69 6E 67 20 42 43 74 61 62 00 00 00 1B 03 <text:s/>nding BCtab.....</text:p>
      <text:p text:style-name="P1">00001B20 <text:s/>30 30 50 69 61 6E 6F 20 0E 01 0F FF 03 FF FF FF <text:s/>00Piano ...я.яяя</text:p>
      <text:p text:style-name="P1">00001B30 <text:s/>FF 00 02 00 05 07 00 7F 01 00 43 74 61 62 00 00 <text:s/>я.........Ctab..</text:p>
      <text:p text:style-name="P1">00001B40 <text:s/>00 1B 04 32 35 41 63 47 74 20 20 0B 01 0F FF 03 <text:s/>...25AcGt <text:s/>...я.</text:p>
      <text:p text:style-name="P1">00001B50 <text:s/>FF FF FF FF 00 02 00 05 07 00 7F 01 00 43 74 61 <text:s/>яяяя.........Cta</text:p>
      <text:p text:style-name="P1">00001B60 <text:s/>62 00 00 00 1B 05 32 36 4A 7A 47 74 20 20 0C 01 <text:s/>b.....26JzGt <text:s/>..</text:p>
      <text:p text:style-name="P1"><text:soft-page-break/>00001B70 <text:s/>0F FF 03 FF FF FF FF 00 02 00 05 07 00 7F 01 00 <text:s/>.я.яяяя.........</text:p>
      <text:p text:style-name="P1">00001B80 <text:s/>43 74 61 62 00 00 00 1B 08 30 30 52 68 79 74 68 <text:s/>Ctab.....00Rhyth</text:p>
      <text:p text:style-name="P1">00001B90 <text:s/>32 08 01 0F FF 07 FF FF FF FF 00 02 01 00 06 00 <text:s/>2...я.яяяя......</text:p>
      <text:p text:style-name="P1">00001BA0 <text:s/>7F 01 00 43 74 61 62 00 00 00 1B 09 30 30 52 68 <text:s/>...Ctab.....00Rh</text:p>
      <text:p text:style-name="P1">00001BB0 <text:s/>79 74 68 31 09 01 0F FF 07 FF FF FF FF 00 02 01 <text:s/>yth1...я.яяяя...</text:p>
      <text:p text:style-name="P1">00001BC0 <text:s/>00 06 00 7F 01 00 43 74 61 62 00 00 00 1B 0A 33 <text:s/>......Ctab.....3</text:p>
      <text:p text:style-name="P1">00001BD0 <text:s/>33 46 67 42 61 73 73 0A 01 0F FF 03 FF FF FF FF <text:s/>3FgBass...я.яяяя</text:p>
      <text:p text:style-name="P1">00001BE0 <text:s/>00 02 00 05 08 1C 7F 01 00 43 74 61 62 00 00 00 <text:s/>.........Ctab...</text:p>
      <text:p text:style-name="P1">00001BF0 <text:s/>1B 0B 34 38 53 74 72 20 20 20 0D 01 0F FF 03 FF <text:s/>..48Str <text:s text:c="2"/>...я.я</text:p>
      <text:p text:style-name="P1">00001C00 <text:s/>F8 00 FF 00 02 00 05 07 00 7F 01 00 <text:s text:c="13"/>ш.я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78cm" fo:margin-bottom="0.908cm" fo:margin-left="1.152cm" fo:margin-right="1.23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1T14:21:10.965000000</dc:date>
    <meta:editing-duration>PT1M35S</meta:editing-duration>
    <meta:editing-cycles>1</meta:editing-cycles>
    <meta:document-statistic meta:table-count="0" meta:image-count="0" meta:object-count="0" meta:page-count="8" meta:paragraph-count="450" meta:word-count="8139" meta:character-count="33728" meta:non-whitespace-character-count="25095"/>
    <meta:generator>LibreOffice/5.4.4.2$Windows_X86_64 LibreOffice_project/2524958677847fb3bb44820e40380acbe820f960</meta:generator>
  </office:meta>
</office:document-meta>
</file>